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officeooo:rsid="00159ecd" officeooo:paragraph-rsid="00159ecd"/>
    </style:style>
    <style:style style:name="P2" style:family="paragraph" style:parent-style-name="Preformatted_20_Text">
      <style:text-properties fo:font-weight="normal" officeooo:rsid="0014cc18" style:font-weight-asian="normal" style:font-weight-complex="normal"/>
    </style:style>
    <style:style style:name="P3" style:family="paragraph" style:parent-style-name="Preformatted_20_Text">
      <style:text-properties fo:font-weight="normal" officeooo:rsid="00159ecd" officeooo:paragraph-rsid="00159ecd" style:font-weight-asian="normal" style:font-weight-complex="normal"/>
    </style:style>
    <style:style style:name="P4" style:family="paragraph" style:parent-style-name="Preformatted_20_Text">
      <style:text-properties fo:font-weight="normal" officeooo:rsid="0015a065" officeooo:paragraph-rsid="0015a065" style:font-weight-asian="normal" style:font-weight-complex="normal"/>
    </style:style>
    <style:style style:name="P5" style:family="paragraph" style:parent-style-name="Preformatted_20_Text">
      <style:text-properties fo:font-weight="normal" officeooo:rsid="0018af23" officeooo:paragraph-rsid="0018af23" style:font-weight-asian="normal" style:font-weight-complex="normal"/>
    </style:style>
    <style:style style:name="P6" style:family="paragraph" style:parent-style-name="Preformatted_20_Text">
      <style:text-properties fo:font-weight="normal" officeooo:rsid="0019ec12" officeooo:paragraph-rsid="0019ec12" style:font-weight-asian="normal" style:font-weight-complex="normal"/>
    </style:style>
    <style:style style:name="P7" style:family="paragraph" style:parent-style-name="Preformatted_20_Text">
      <style:text-properties fo:font-weight="normal" officeooo:rsid="00171a15" officeooo:paragraph-rsid="0019ec12" style:font-weight-asian="normal" style:font-weight-complex="normal"/>
    </style:style>
    <style:style style:name="P8" style:family="paragraph" style:parent-style-name="Preformatted_20_Text">
      <style:text-properties fo:font-weight="normal" officeooo:rsid="001eb72e" officeooo:paragraph-rsid="001cde3c" style:font-weight-asian="normal" style:font-weight-complex="normal"/>
    </style:style>
    <style:style style:name="P9" style:family="paragraph" style:parent-style-name="Preformatted_20_Text">
      <style:text-properties fo:font-weight="normal" officeooo:rsid="00225954" officeooo:paragraph-rsid="00225954" style:font-weight-asian="normal" style:font-weight-complex="normal"/>
    </style:style>
    <style:style style:name="P10" style:family="paragraph" style:parent-style-name="Preformatted_20_Text">
      <style:text-properties fo:font-weight="normal" officeooo:rsid="00324f83" officeooo:paragraph-rsid="00324f83" style:font-weight-asian="normal" style:font-weight-complex="normal"/>
    </style:style>
    <style:style style:name="P11" style:family="paragraph" style:parent-style-name="Preformatted_20_Text">
      <style:text-properties fo:font-weight="normal" officeooo:rsid="0025d78c" officeooo:paragraph-rsid="00240825" style:font-weight-asian="normal" style:font-weight-complex="normal"/>
    </style:style>
    <style:style style:name="P12" style:family="paragraph" style:parent-style-name="Preformatted_20_Text">
      <style:text-properties fo:font-weight="normal" officeooo:rsid="002802e7" officeooo:paragraph-rsid="002802e7" style:font-weight-asian="normal" style:font-weight-complex="normal"/>
    </style:style>
    <style:style style:name="P13" style:family="paragraph" style:parent-style-name="Preformatted_20_Text">
      <style:text-properties fo:font-weight="normal" officeooo:rsid="002bf642" officeooo:paragraph-rsid="002bf642" style:font-weight-asian="normal" style:font-weight-complex="normal"/>
    </style:style>
    <style:style style:name="P14" style:family="paragraph" style:parent-style-name="Preformatted_20_Text">
      <style:text-properties fo:font-weight="normal" officeooo:rsid="002d1e3c" officeooo:paragraph-rsid="002c538b" style:font-weight-asian="normal" style:font-weight-complex="normal"/>
    </style:style>
    <style:style style:name="P15" style:family="paragraph" style:parent-style-name="Preformatted_20_Text">
      <style:text-properties fo:font-weight="normal" officeooo:rsid="003e66eb" officeooo:paragraph-rsid="003e66eb" style:font-weight-asian="normal" style:font-weight-complex="normal"/>
    </style:style>
    <style:style style:name="P16" style:family="paragraph" style:parent-style-name="Preformatted_20_Text">
      <style:text-properties fo:font-weight="bold" officeooo:rsid="001cde3c" officeooo:paragraph-rsid="001cde3c" style:font-weight-asian="bold" style:font-weight-complex="bold"/>
    </style:style>
    <style:style style:name="P17" style:family="paragraph" style:parent-style-name="Preformatted_20_Text">
      <style:text-properties fo:font-weight="bold" officeooo:rsid="00240825" officeooo:paragraph-rsid="00240825" style:font-weight-asian="bold" style:font-weight-complex="bold"/>
    </style:style>
    <style:style style:name="P18" style:family="paragraph" style:parent-style-name="Preformatted_20_Text">
      <style:text-properties fo:font-weight="bold" officeooo:rsid="002802e7" officeooo:paragraph-rsid="002802e7" style:font-weight-asian="bold" style:font-weight-complex="bold"/>
    </style:style>
    <style:style style:name="P19" style:family="paragraph" style:parent-style-name="Preformatted_20_Text">
      <style:text-properties fo:font-weight="bold" officeooo:rsid="002acadc" officeooo:paragraph-rsid="002acadc" style:font-weight-asian="bold" style:font-weight-complex="bold"/>
    </style:style>
    <style:style style:name="P20" style:family="paragraph" style:parent-style-name="Preformatted_20_Text">
      <style:text-properties fo:font-weight="bold" officeooo:rsid="002c538b" officeooo:paragraph-rsid="002c538b" style:font-weight-asian="bold" style:font-weight-complex="bold"/>
    </style:style>
    <style:style style:name="P21" style:family="paragraph" style:parent-style-name="Preformatted_20_Text">
      <style:text-properties fo:font-weight="bold" officeooo:rsid="002f1b1b" officeooo:paragraph-rsid="002f1b1b" style:font-weight-asian="bold" style:font-weight-complex="bold"/>
    </style:style>
    <style:style style:name="P22" style:family="paragraph" style:parent-style-name="Preformatted_20_Text">
      <style:text-properties fo:font-weight="bold" officeooo:rsid="003106e0" officeooo:paragraph-rsid="003106e0" style:font-weight-asian="bold" style:font-weight-complex="bold"/>
    </style:style>
    <style:style style:name="P23" style:family="paragraph" style:parent-style-name="Preformatted_20_Text">
      <style:text-properties fo:font-weight="bold" officeooo:rsid="0034fdaf" officeooo:paragraph-rsid="0034fdaf" style:font-weight-asian="bold" style:font-weight-complex="bold"/>
    </style:style>
    <style:style style:name="P24" style:family="paragraph" style:parent-style-name="Preformatted_20_Text">
      <style:text-properties fo:font-weight="bold" officeooo:rsid="00394835" officeooo:paragraph-rsid="00394835" style:font-weight-asian="bold" style:font-weight-complex="bold"/>
    </style:style>
    <style:style style:name="P25" style:family="paragraph" style:parent-style-name="Preformatted_20_Text">
      <style:text-properties fo:font-weight="bold" officeooo:rsid="003bebfd" officeooo:paragraph-rsid="003bebfd" style:font-weight-asian="bold" style:font-weight-complex="bold"/>
    </style:style>
    <style:style style:name="P26" style:family="paragraph" style:parent-style-name="Preformatted_20_Text">
      <style:text-properties fo:font-weight="bold" officeooo:rsid="003c7564" officeooo:paragraph-rsid="003c7564" style:font-weight-asian="bold" style:font-weight-complex="bold"/>
    </style:style>
    <style:style style:name="P27" style:family="paragraph" style:parent-style-name="Preformatted_20_Text">
      <style:text-properties fo:font-weight="bold" officeooo:rsid="003e66eb" officeooo:paragraph-rsid="003e66eb" style:font-weight-asian="bold" style:font-weight-complex="bold"/>
    </style:style>
    <style:style style:name="P28" style:family="paragraph" style:parent-style-name="Preformatted_20_Text">
      <style:text-properties fo:font-weight="bold" officeooo:rsid="00404a9e" officeooo:paragraph-rsid="00404a9e" style:font-weight-asian="bold" style:font-weight-complex="bold"/>
    </style:style>
    <style:style style:name="P29" style:family="paragraph" style:parent-style-name="Preformatted_20_Text">
      <style:text-properties fo:font-weight="bold" officeooo:rsid="0041f8b2" officeooo:paragraph-rsid="0041f8b2" style:font-weight-asian="bold" style:font-weight-complex="bold"/>
    </style:style>
    <style:style style:name="P30" style:family="paragraph" style:parent-style-name="Preformatted_20_Text">
      <style:text-properties fo:font-weight="bold" officeooo:rsid="004429c1" officeooo:paragraph-rsid="004429c1" style:font-weight-asian="bold" style:font-weight-complex="bold"/>
    </style:style>
    <style:style style:name="P31" style:family="paragraph" style:parent-style-name="Preformatted_20_Text">
      <style:text-properties fo:font-weight="bold" officeooo:rsid="0044e200" officeooo:paragraph-rsid="0044e200" style:font-weight-asian="bold" style:font-weight-complex="bold"/>
    </style:style>
    <style:style style:name="P32" style:family="paragraph" style:parent-style-name="Preformatted_20_Text">
      <style:text-properties fo:font-weight="bold" officeooo:rsid="004669c5" officeooo:paragraph-rsid="004669c5" style:font-weight-asian="bold" style:font-weight-complex="bold"/>
    </style:style>
    <style:style style:name="P33" style:family="paragraph" style:parent-style-name="Preformatted_20_Text">
      <style:text-properties fo:font-weight="bold" officeooo:rsid="0046e917" officeooo:paragraph-rsid="0046e917" style:font-weight-asian="bold" style:font-weight-complex="bold"/>
    </style:style>
    <style:style style:name="P34" style:family="paragraph" style:parent-style-name="Preformatted_20_Text">
      <style:text-properties officeooo:rsid="002022f6" officeooo:paragraph-rsid="002022f6"/>
    </style:style>
    <style:style style:name="P35" style:family="paragraph" style:parent-style-name="Preformatted_20_Text">
      <style:text-properties officeooo:rsid="002230bf" officeooo:paragraph-rsid="002230bf"/>
    </style:style>
    <style:style style:name="P36" style:family="paragraph" style:parent-style-name="Preformatted_20_Text">
      <style:text-properties style:text-underline-style="solid" style:text-underline-width="auto" style:text-underline-color="font-color" fo:font-weight="bold" officeooo:rsid="0046e917" officeooo:paragraph-rsid="0046e917" style:font-weight-asian="bold" style:font-weight-complex="bold"/>
    </style:style>
    <style:style style:name="P37" style:family="paragraph" style:parent-style-name="Preformatted_20_Text">
      <style:text-properties style:text-underline-style="solid" style:text-underline-width="auto" style:text-underline-color="font-color" fo:font-weight="bold" officeooo:rsid="004755fb" officeooo:paragraph-rsid="004755fb" style:font-weight-asian="bold" style:font-weight-complex="bold"/>
    </style:style>
    <style:style style:name="P38" style:family="paragraph" style:parent-style-name="Preformatted_20_Text" style:list-style-name="L1">
      <style:text-properties fo:font-weight="bold" officeooo:rsid="0018af23" officeooo:paragraph-rsid="0018af23" style:font-weight-asian="bold" style:font-weight-complex="bold"/>
    </style:style>
    <style:style style:name="P39" style:family="paragraph" style:parent-style-name="Preformatted_20_Text" style:list-style-name="L1">
      <style:text-properties fo:font-weight="bold" officeooo:rsid="00190272" officeooo:paragraph-rsid="00190272" style:font-weight-asian="bold" style:font-weight-complex="bold"/>
    </style:style>
    <style:style style:name="P40" style:family="paragraph" style:parent-style-name="Preformatted_20_Text" style:list-style-name="L1">
      <style:text-properties fo:font-weight="bold" officeooo:rsid="0019ec12" officeooo:paragraph-rsid="0019ec12" style:font-weight-asian="bold" style:font-weight-complex="bold"/>
    </style:style>
    <style:style style:name="P41" style:family="paragraph" style:parent-style-name="Preformatted_20_Text" style:list-style-name="L2">
      <style:text-properties fo:font-weight="bold" officeooo:rsid="0019ec12" officeooo:paragraph-rsid="0019ec12" style:font-weight-asian="bold" style:font-weight-complex="bold"/>
    </style:style>
    <style:style style:name="P42" style:family="paragraph" style:parent-style-name="Preformatted_20_Text" style:list-style-name="L3">
      <style:text-properties fo:font-weight="bold" officeooo:rsid="00225954" officeooo:paragraph-rsid="00225954" style:font-weight-asian="bold" style:font-weight-complex="bold"/>
    </style:style>
    <style:style style:name="P43" style:family="paragraph" style:parent-style-name="Preformatted_20_Text" style:list-style-name="L4">
      <style:text-properties fo:font-weight="bold" officeooo:rsid="002bf642" officeooo:paragraph-rsid="002bf642" style:font-weight-asian="bold" style:font-weight-complex="bold"/>
    </style:style>
    <style:style style:name="P44" style:family="paragraph" style:parent-style-name="Preformatted_20_Text" style:list-style-name="L5">
      <style:text-properties fo:font-weight="bold" officeooo:rsid="002f1b1b" officeooo:paragraph-rsid="002f1b1b" style:font-weight-asian="bold" style:font-weight-complex="bold"/>
    </style:style>
    <style:style style:name="P45" style:family="paragraph" style:parent-style-name="Preformatted_20_Text" style:list-style-name="L5">
      <style:text-properties fo:font-weight="bold" officeooo:rsid="003106e0" officeooo:paragraph-rsid="003106e0" style:font-weight-asian="bold" style:font-weight-complex="bold"/>
    </style:style>
    <style:style style:name="P46" style:family="paragraph" style:parent-style-name="Preformatted_20_Text" style:list-style-name="L6">
      <style:text-properties fo:font-weight="bold" officeooo:rsid="00324f83" officeooo:paragraph-rsid="00324f83" style:font-weight-asian="bold" style:font-weight-complex="bold"/>
    </style:style>
    <style:style style:name="P47" style:family="paragraph" style:parent-style-name="Preformatted_20_Text" style:list-style-name="L7">
      <style:text-properties fo:font-weight="bold" officeooo:rsid="003bebfd" officeooo:paragraph-rsid="003bebfd" style:font-weight-asian="bold" style:font-weight-complex="bold"/>
    </style:style>
    <style:style style:name="P48" style:family="paragraph" style:parent-style-name="Preformatted_20_Text" style:list-style-name="L10">
      <style:text-properties fo:font-weight="bold" officeooo:rsid="0041f8b2" officeooo:paragraph-rsid="0041f8b2" style:font-weight-asian="bold" style:font-weight-complex="bold"/>
    </style:style>
    <style:style style:name="P49" style:family="paragraph" style:parent-style-name="Preformatted_20_Text" style:list-style-name="L11">
      <style:text-properties fo:font-weight="bold" officeooo:rsid="0046e917" officeooo:paragraph-rsid="0046e917" style:font-weight-asian="bold" style:font-weight-complex="bold"/>
    </style:style>
    <style:style style:name="P50" style:family="paragraph" style:parent-style-name="Preformatted_20_Text">
      <style:text-properties fo:font-weight="bold" officeooo:rsid="004858af" officeooo:paragraph-rsid="004858af" style:font-weight-asian="bold" style:font-weight-complex="bold"/>
    </style:style>
    <style:style style:name="P51" style:family="paragraph" style:parent-style-name="Preformatted_20_Text" style:list-style-name="L15">
      <style:text-properties fo:font-weight="bold" officeooo:rsid="00494ee1" officeooo:paragraph-rsid="00494ee1" style:font-weight-asian="bold" style:font-weight-complex="bold"/>
    </style:style>
    <style:style style:name="P52" style:family="paragraph" style:parent-style-name="Preformatted_20_Text">
      <style:text-properties fo:font-weight="bold" officeooo:rsid="00494ee1" officeooo:paragraph-rsid="00494ee1" style:font-weight-asian="bold" style:font-weight-complex="bold"/>
    </style:style>
    <style:style style:name="P53" style:family="paragraph" style:parent-style-name="Preformatted_20_Text" style:list-style-name="L16">
      <style:text-properties fo:font-weight="bold" officeooo:rsid="00494ee1" officeooo:paragraph-rsid="00494ee1" style:font-weight-asian="bold" style:font-weight-complex="bold"/>
    </style:style>
    <style:style style:name="P54" style:family="paragraph" style:parent-style-name="Preformatted_20_Text">
      <style:text-properties fo:font-weight="bold" officeooo:rsid="004a161c" officeooo:paragraph-rsid="004a161c" style:font-weight-asian="bold" style:font-weight-complex="bold"/>
    </style:style>
    <style:style style:name="P55" style:family="paragraph" style:parent-style-name="Preformatted_20_Text" style:list-style-name="L17">
      <style:text-properties fo:font-weight="bold" officeooo:rsid="004a161c" officeooo:paragraph-rsid="004a161c" style:font-weight-asian="bold" style:font-weight-complex="bold"/>
    </style:style>
    <style:style style:name="P56" style:family="paragraph" style:parent-style-name="Preformatted_20_Text">
      <style:text-properties fo:font-weight="bold" officeooo:rsid="004b72ea" officeooo:paragraph-rsid="004b72ea" style:font-weight-asian="bold" style:font-weight-complex="bold"/>
    </style:style>
    <style:style style:name="P57" style:family="paragraph" style:parent-style-name="Preformatted_20_Text">
      <style:text-properties fo:font-weight="bold" officeooo:rsid="004bb62c" officeooo:paragraph-rsid="004bb62c" style:font-weight-asian="bold" style:font-weight-complex="bold"/>
    </style:style>
    <style:style style:name="P58" style:family="paragraph" style:parent-style-name="Preformatted_20_Text">
      <style:text-properties fo:font-weight="bold" officeooo:rsid="004d7bd1" officeooo:paragraph-rsid="004d7bd1" style:font-weight-asian="bold" style:font-weight-complex="bold"/>
    </style:style>
    <style:style style:name="P59" style:family="paragraph" style:parent-style-name="Preformatted_20_Text">
      <style:text-properties fo:font-weight="bold" officeooo:rsid="004dabc7" officeooo:paragraph-rsid="004dabc7" style:font-weight-asian="bold" style:font-weight-complex="bold"/>
    </style:style>
    <style:style style:name="P60" style:family="paragraph" style:parent-style-name="Preformatted_20_Text">
      <style:text-properties fo:font-weight="bold" officeooo:rsid="004e2069" officeooo:paragraph-rsid="004e2069" style:font-weight-asian="bold" style:font-weight-complex="bold"/>
    </style:style>
    <style:style style:name="P61" style:family="paragraph" style:parent-style-name="Preformatted_20_Text">
      <style:text-properties fo:font-weight="bold" officeooo:rsid="00501b67" officeooo:paragraph-rsid="00501b67" style:font-weight-asian="bold" style:font-weight-complex="bold"/>
    </style:style>
    <style:style style:name="P62" style:family="paragraph" style:parent-style-name="Preformatted_20_Text" style:list-style-name="L20">
      <style:text-properties fo:font-weight="bold" officeooo:rsid="00501b67" officeooo:paragraph-rsid="00501b67" style:font-weight-asian="bold" style:font-weight-complex="bold"/>
    </style:style>
    <style:style style:name="P63" style:family="paragraph" style:parent-style-name="Preformatted_20_Text" style:list-style-name="L21">
      <style:text-properties fo:font-weight="bold" officeooo:rsid="00501b67" officeooo:paragraph-rsid="00501b67" style:font-weight-asian="bold" style:font-weight-complex="bold"/>
    </style:style>
    <style:style style:name="P64" style:family="paragraph" style:parent-style-name="Preformatted_20_Text" style:list-style-name="L22">
      <style:text-properties fo:font-weight="bold" officeooo:rsid="00501b67" officeooo:paragraph-rsid="00501b67" style:font-weight-asian="bold" style:font-weight-complex="bold"/>
    </style:style>
    <style:style style:name="P65" style:family="paragraph" style:parent-style-name="Preformatted_20_Text" style:list-style-name="L23">
      <style:text-properties fo:font-weight="bold" officeooo:rsid="00501b67" officeooo:paragraph-rsid="00501b67" style:font-weight-asian="bold" style:font-weight-complex="bold"/>
    </style:style>
    <style:style style:name="P66" style:family="paragraph" style:parent-style-name="Preformatted_20_Text" style:list-style-name="L24">
      <style:text-properties fo:font-weight="bold" officeooo:rsid="00501b67" officeooo:paragraph-rsid="00501b67" style:font-weight-asian="bold" style:font-weight-complex="bold"/>
    </style:style>
    <style:style style:name="P67" style:family="paragraph" style:parent-style-name="Preformatted_20_Text" style:list-style-name="L25">
      <style:text-properties fo:font-weight="bold" officeooo:rsid="00501b67" officeooo:paragraph-rsid="00501b67" style:font-weight-asian="bold" style:font-weight-complex="bold"/>
    </style:style>
    <style:style style:name="P68" style:family="paragraph" style:parent-style-name="Preformatted_20_Text" style:list-style-name="L26">
      <style:text-properties fo:font-weight="bold" officeooo:rsid="00501b67" officeooo:paragraph-rsid="00501b67" style:font-weight-asian="bold" style:font-weight-complex="bold"/>
    </style:style>
    <style:style style:name="P69" style:family="paragraph" style:parent-style-name="Preformatted_20_Text" style:list-style-name="L27">
      <style:text-properties fo:font-weight="bold" officeooo:rsid="00501b67" officeooo:paragraph-rsid="00501b67" style:font-weight-asian="bold" style:font-weight-complex="bold"/>
    </style:style>
    <style:style style:name="P70" style:family="paragraph" style:parent-style-name="Preformatted_20_Text" style:list-style-name="L28">
      <style:text-properties fo:font-weight="bold" officeooo:rsid="00501b67" officeooo:paragraph-rsid="00501b67" style:font-weight-asian="bold" style:font-weight-complex="bold"/>
    </style:style>
    <style:style style:name="P71" style:family="paragraph" style:parent-style-name="Preformatted_20_Text" style:list-style-name="L29">
      <style:text-properties fo:font-weight="bold" officeooo:rsid="00501b67" officeooo:paragraph-rsid="00501b67" style:font-weight-asian="bold" style:font-weight-complex="bold"/>
    </style:style>
    <style:style style:name="P72" style:family="paragraph" style:parent-style-name="Preformatted_20_Text" style:list-style-name="L30">
      <style:text-properties fo:font-weight="bold" officeooo:rsid="00501b67" officeooo:paragraph-rsid="00501b67" style:font-weight-asian="bold" style:font-weight-complex="bold"/>
    </style:style>
    <style:style style:name="P73" style:family="paragraph" style:parent-style-name="Preformatted_20_Text" style:list-style-name="L31">
      <style:text-properties fo:font-weight="bold" officeooo:rsid="00501b67" officeooo:paragraph-rsid="00501b67" style:font-weight-asian="bold" style:font-weight-complex="bold"/>
    </style:style>
    <style:style style:name="P74" style:family="paragraph" style:parent-style-name="Preformatted_20_Text" style:list-style-name="L32">
      <style:text-properties fo:font-weight="bold" officeooo:rsid="00501b67" officeooo:paragraph-rsid="00501b67" style:font-weight-asian="bold" style:font-weight-complex="bold"/>
    </style:style>
    <style:style style:name="P75" style:family="paragraph" style:parent-style-name="Preformatted_20_Text">
      <style:text-properties fo:font-weight="normal" officeooo:rsid="0036fb89" officeooo:paragraph-rsid="0034fdaf" style:font-weight-asian="normal" style:font-weight-complex="normal"/>
    </style:style>
    <style:style style:name="P76" style:family="paragraph" style:parent-style-name="Preformatted_20_Text">
      <style:text-properties fo:font-weight="normal" officeooo:rsid="003a92fc" officeooo:paragraph-rsid="00394835" style:font-weight-asian="normal" style:font-weight-complex="normal"/>
    </style:style>
    <style:style style:name="P77" style:family="paragraph" style:parent-style-name="Preformatted_20_Text">
      <style:text-properties fo:font-weight="normal" officeooo:rsid="003a92fc" officeooo:paragraph-rsid="003a92fc" style:font-weight-asian="normal" style:font-weight-complex="normal"/>
    </style:style>
    <style:style style:name="P78" style:family="paragraph" style:parent-style-name="Preformatted_20_Text">
      <style:text-properties fo:font-weight="normal" officeooo:rsid="003bebfd" officeooo:paragraph-rsid="003bebfd" style:font-weight-asian="normal" style:font-weight-complex="normal"/>
    </style:style>
    <style:style style:name="P79" style:family="paragraph" style:parent-style-name="Preformatted_20_Text">
      <style:text-properties fo:font-weight="normal" officeooo:rsid="003c7564" officeooo:paragraph-rsid="003c7564" style:font-weight-asian="normal" style:font-weight-complex="normal"/>
    </style:style>
    <style:style style:name="P80" style:family="paragraph" style:parent-style-name="Preformatted_20_Text" style:list-style-name="L8">
      <style:text-properties fo:font-weight="normal" officeooo:rsid="003e66eb" officeooo:paragraph-rsid="003e66eb" style:font-weight-asian="normal" style:font-weight-complex="normal"/>
    </style:style>
    <style:style style:name="P81" style:family="paragraph" style:parent-style-name="Preformatted_20_Text" style:list-style-name="L9">
      <style:text-properties fo:font-weight="normal" officeooo:rsid="00404a9e" officeooo:paragraph-rsid="00404a9e" style:font-weight-asian="normal" style:font-weight-complex="normal"/>
    </style:style>
    <style:style style:name="P82" style:family="paragraph" style:parent-style-name="Preformatted_20_Text">
      <style:text-properties fo:font-weight="normal" officeooo:rsid="00404a9e" officeooo:paragraph-rsid="00404a9e" style:font-weight-asian="normal" style:font-weight-complex="normal"/>
    </style:style>
    <style:style style:name="P83" style:family="paragraph" style:parent-style-name="Preformatted_20_Text">
      <style:text-properties fo:font-weight="normal" officeooo:rsid="0042b9cf" officeooo:paragraph-rsid="0042b9cf" style:font-weight-asian="normal" style:font-weight-complex="normal"/>
    </style:style>
    <style:style style:name="P84" style:family="paragraph" style:parent-style-name="Preformatted_20_Text">
      <style:text-properties fo:font-weight="normal" officeooo:rsid="004429c1" officeooo:paragraph-rsid="004429c1" style:font-weight-asian="normal" style:font-weight-complex="normal"/>
    </style:style>
    <style:style style:name="P85" style:family="paragraph" style:parent-style-name="Preformatted_20_Text">
      <style:text-properties fo:font-weight="normal" officeooo:rsid="0044e200" officeooo:paragraph-rsid="0044e200" style:font-weight-asian="normal" style:font-weight-complex="normal"/>
    </style:style>
    <style:style style:name="P86" style:family="paragraph" style:parent-style-name="Preformatted_20_Text">
      <style:text-properties fo:font-weight="normal" officeooo:rsid="004669c5" officeooo:paragraph-rsid="004669c5" style:font-weight-asian="normal" style:font-weight-complex="normal"/>
    </style:style>
    <style:style style:name="P87" style:family="paragraph" style:parent-style-name="Preformatted_20_Text">
      <style:text-properties fo:font-weight="normal" officeooo:rsid="0046e917" officeooo:paragraph-rsid="0046e917" style:font-weight-asian="normal" style:font-weight-complex="normal"/>
    </style:style>
    <style:style style:name="P88" style:family="paragraph" style:parent-style-name="Preformatted_20_Text" style:list-style-name="L18">
      <style:text-properties fo:font-weight="normal" officeooo:rsid="004b72ea" officeooo:paragraph-rsid="004b72ea" style:font-weight-asian="normal" style:font-weight-complex="normal"/>
    </style:style>
    <style:style style:name="P89" style:family="paragraph" style:parent-style-name="Preformatted_20_Text">
      <style:text-properties fo:font-weight="normal" officeooo:rsid="004b72ea" officeooo:paragraph-rsid="004b72ea" style:font-weight-asian="normal" style:font-weight-complex="normal"/>
    </style:style>
    <style:style style:name="P90" style:family="paragraph" style:parent-style-name="Preformatted_20_Text" style:list-style-name="L19">
      <style:text-properties fo:font-weight="normal" officeooo:rsid="004b72ea" officeooo:paragraph-rsid="004b72ea" style:font-weight-asian="normal" style:font-weight-complex="normal"/>
    </style:style>
    <style:style style:name="P91" style:family="paragraph" style:parent-style-name="Preformatted_20_Text" style:list-style-name="L12">
      <style:text-properties style:text-underline-style="solid" style:text-underline-width="auto" style:text-underline-color="font-color" fo:font-weight="bold" officeooo:rsid="0046e917" officeooo:paragraph-rsid="0046e917" style:font-weight-asian="bold" style:font-weight-complex="bold"/>
    </style:style>
    <style:style style:name="P92" style:family="paragraph" style:parent-style-name="Preformatted_20_Text" style:list-style-name="L13">
      <style:text-properties style:text-underline-style="solid" style:text-underline-width="auto" style:text-underline-color="font-color" fo:font-weight="bold" officeooo:rsid="0046e917" officeooo:paragraph-rsid="0046e917" style:font-weight-asian="bold" style:font-weight-complex="bold"/>
    </style:style>
    <style:style style:name="P93" style:family="paragraph" style:parent-style-name="Preformatted_20_Text" style:list-style-name="L14">
      <style:text-properties style:text-underline-style="solid" style:text-underline-width="auto" style:text-underline-color="font-color" fo:font-weight="bold" officeooo:rsid="004858af" officeooo:paragraph-rsid="004858af" style:font-weight-asian="bold" style:font-weight-complex="bold"/>
    </style:style>
    <style:style style:name="P94" style:family="paragraph" style:parent-style-name="Preformatted_20_Text">
      <style:text-properties style:text-underline-style="none" fo:font-weight="normal" officeooo:rsid="0046e917" officeooo:paragraph-rsid="0046e917" style:font-weight-asian="normal" style:font-weight-complex="normal"/>
    </style:style>
    <style:style style:name="T1" style:family="text">
      <style:text-properties officeooo:rsid="0014cc18"/>
    </style:style>
    <style:style style:name="T2" style:family="text">
      <style:text-properties fo:font-weight="bold" style:font-weight-asian="bold" style:font-weight-complex="bold"/>
    </style:style>
    <style:style style:name="T3" style:family="text">
      <style:text-properties fo:font-weight="bold" officeooo:rsid="0014cc18" style:font-weight-asian="bold" style:font-weight-complex="bold"/>
    </style:style>
    <style:style style:name="T4" style:family="text">
      <style:text-properties fo:font-weight="bold" officeooo:rsid="0016f25f"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4cc18" style:font-weight-asian="normal" style:font-weight-complex="normal"/>
    </style:style>
    <style:style style:name="T7" style:family="text">
      <style:text-properties fo:font-weight="normal" officeooo:rsid="001eb72e" style:font-weight-asian="normal" style:font-weight-complex="normal"/>
    </style:style>
    <style:style style:name="T8" style:family="text">
      <style:text-properties fo:font-weight="normal" officeooo:rsid="00225954" style:font-weight-asian="normal" style:font-weight-complex="normal"/>
    </style:style>
    <style:style style:name="T9" style:family="text">
      <style:text-properties fo:font-weight="normal" officeooo:rsid="0025d78c" style:font-weight-asian="normal" style:font-weight-complex="normal"/>
    </style:style>
    <style:style style:name="T10" style:family="text">
      <style:text-properties fo:font-weight="normal" officeooo:rsid="002bf642" style:font-weight-asian="normal" style:font-weight-complex="normal"/>
    </style:style>
    <style:style style:name="T11" style:family="text">
      <style:text-properties fo:font-weight="normal" officeooo:rsid="002d1e3c" style:font-weight-asian="normal" style:font-weight-complex="normal"/>
    </style:style>
    <style:style style:name="T12" style:family="text">
      <style:text-properties fo:font-weight="normal" officeooo:rsid="0036fb89" style:font-weight-asian="normal" style:font-weight-complex="normal"/>
    </style:style>
    <style:style style:name="T13" style:family="text">
      <style:text-properties fo:font-weight="normal" officeooo:rsid="003a92fc" style:font-weight-asian="normal" style:font-weight-complex="normal"/>
    </style:style>
    <style:style style:name="T14" style:family="text">
      <style:text-properties officeooo:rsid="0016f25f"/>
    </style:style>
    <style:style style:name="T15" style:family="text">
      <style:text-properties officeooo:rsid="002bf642"/>
    </style:style>
    <style:style style:name="T16" style:family="text">
      <style:text-properties officeooo:rsid="002d1e3c"/>
    </style:style>
    <style:style style:name="T17" style:family="text">
      <style:text-properties officeooo:rsid="0036fb89"/>
    </style:style>
    <style:style style:name="T18" style:family="text">
      <style:text-properties style:text-underline-style="none"/>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officeooo:rsid="004858af" style:font-weight-asian="normal" style:font-weight-complex="normal"/>
    </style:style>
    <style:style style:name="T21" style:family="text">
      <style:text-properties style:text-underline-style="none" fo:font-weight="normal" officeooo:rsid="00494ee1" style:font-weight-asian="normal" style:font-weight-complex="normal"/>
    </style:style>
    <style:style style:name="T22" style:family="text">
      <style:text-properties style:text-underline-style="none" fo:font-weight="normal" officeooo:rsid="004d7bd1" style:font-weight-asian="normal" style:font-weight-complex="normal"/>
    </style:style>
    <style:style style:name="T23" style:family="text">
      <style:text-properties style:text-underline-style="none" fo:font-weight="normal" officeooo:rsid="004e2069" style:font-weight-asian="normal" style:font-weight-complex="normal"/>
    </style:style>
    <style:style style:name="T24" style:family="text">
      <style:text-properties style:text-underline-style="none" fo:font-weight="normal" officeooo:rsid="004f2bbc" style:font-weight-asian="normal" style:font-weight-complex="normal"/>
    </style:style>
    <style:style style:name="T25" style:family="text">
      <style:text-properties style:text-underline-style="none" officeooo:rsid="00494ee1"/>
    </style:style>
    <style:style style:name="T26" style:family="text">
      <style:text-properties style:text-position="super 58%" style:text-underline-style="none" fo:font-weight="normal" style:font-weight-asian="normal" style:font-weight-complex="normal"/>
    </style:style>
    <style:style style:name="T27" style:family="text">
      <style:text-properties style:text-position="0% 1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Always remember that stealing a laptop with an unencrypted disk drive i<text:span text:style-name="T1">s faster than extracting the data from the device. </text:span><text:span text:style-name="T3">Physical security</text:span><text:span text:style-name="T6">, which is the collection of safeguards that limit physical access to assets, is just as important to overall information security as any technical control. The assets the security professional is charged with protecting are not just sitting “in an open field” someplace. Each asset has facilities and other physical barriers surrounding it.</text:span></text:p>
      <text:p text:style-name="P2"/>
      <text:p text:style-name="P1"><text:span text:style-name="T6">P</text:span><text:span text:style-name="T5">ortable storage devices with sensitive data represent a real risk for the organization if they are lost, stolen, or misplaced. According to an article from Digicert.com, 45% of all health care data breaches are a direct result of stolen laptops. Encryption can be used on a file, a folder, an entire hard disk, or even a device’s available memory to provide a strong level of protection. Applying encryption to an entire disk is known as </text:span><text:span text:style-name="T2">full disk encryption</text:span><text:span text:style-name="T5"> or </text:span><text:span text:style-name="T2">full volume encryption</text:span><text:span text:style-name="T5">. Full drive encryption, which is a technique that can be implemented in hardware or software, encrypts all the data on a selected volume or disk as selected by the owners of the system.</text:span></text:p>
      <text:p text:style-name="P3"/>
      <text:p text:style-name="P4">Software programs such as <text:span text:style-name="T2">Pretty Good Privacy (PGP)</text:span>, <text:span text:style-name="T4">TrueCrypt</text:span><text:span text:style-name="T14">, and </text:span><text:span text:style-name="T4">BitLocker</text:span><text:span text:style-name="T14">, can be used to lock files and folders. Microsoft offers data encryption programs, such as BitLocker and Encrypting File System (EFS), as part of the operating system in certain versions of Windows.</text:span></text:p>
      <text:p text:style-name="P4"/>
      <text:p text:style-name="P5">Hard drives should be <text:span text:style-name="T2">sanitized</text:span> when talking about disposing of media. Sanitization is the process of clearing all identified content so that no data remnants can be recovered. When sanitization is performed, none of the original information is easily recovered. Some of the methods used for sanitization are as follows:</text:p>
      <text:list xml:id="list2046841927" text:style-name="L1">
        <text:list-item>
          <text:p text:style-name="P38">drive wiping<text:span text:style-name="T5"> – overwriting all information on the drive. As an example, NIST SP 800-88, “Guidelines for Media Sanitation”, provides details for multiple acceptable options for sanitizing different types of media.</text:span></text:p>
        </text:list-item>
        <text:list-item>
          <text:p text:style-name="P39">Zeroization<text:span text:style-name="T5"> – a process usually associated with cryptographic processes. The term was originally used with mechanical cryptographic devices. These devices would be reset to 0 to prevent anyone from recovering the key. In the electronic realm, zeroization involves overwriting the data with zeros. Zeroization is defined as a standard in ANSI X9.17.</text:span></text:p>
        </text:list-item>
        <text:list-item>
          <text:p text:style-name="P40">Degaussing<text:span text:style-name="T5"> – permanently destroys the contents of the hard drive or magnetic media. Degaussing works by means of a powerful magnet that uses its field strength to penetrate the media and reverse the polarity of the magnetic particles on the tape or hard disk platters. </text:span></text:p>
        </text:list-item>
      </text:list>
      <text:p text:style-name="P6">Some software utilities that provide multiple levels of wiping include:</text:p>
      <text:list xml:id="list4089600027" text:style-name="L2">
        <text:list-item>
          <text:p text:style-name="P41">Active KillDisk</text:p>
        </text:list-item>
        <text:list-item>
          <text:p text:style-name="P41">Eraser</text:p>
        </text:list-item>
        <text:list-item>
          <text:p text:style-name="P41">Shred-it</text:p>
        </text:list-item>
        <text:list-item>
          <text:p text:style-name="P41">Disk Wipe</text:p>
        </text:list-item>
        <text:list-item>
          <text:p text:style-name="P41">Darik’s Boot and Nuke</text:p>
        </text:list-item>
      </text:list>
      <text:p text:style-name="P7"/>
      <text:p text:style-name="P16">VoIP<text:span text:style-name="T5"> allows the placing of telephone calls over computer networks and the internet. VoIP has the capability to transmit voice signals as data packets over the network in real time and provide the same level of service as you would expect with traditional phone service. </text:span><text:span text:style-name="T7">Techniques such as packet sniffing and capture can easily capture phone calls transmitted over the network; in fact, because of the sheer volume of calls that may be placed at any one time, a single attack can intercept and affect numerous calls.</text:span></text:p>
      <text:p text:style-name="P8"/>
      <text:p text:style-name="P34">Many attacks depend on <text:span text:style-name="T2">physical access</text:span><text:span text:style-name="T5">. For example, protected information can be extracted from a computer by simply booting the computer from a DVD or USB thumb drive. To do that, you need physical access to the computer. Simply having a few minutes of physical access can allow many attacks that may be very difficult to prevent or detect. To avoid these types of attacks, it is important to protect the physical access to your computers and devices as well as remote access to them. </text:span></text:p>
      <text:p text:style-name="P35"><text:soft-page-break/><text:span text:style-name="T5">Common controls placed at the perimeter </text:span><text:span text:style-name="T8">of a facility can include many types of barriers that will physically and psychologically deter intruders:</text:span></text:p>
      <text:list xml:id="list2777981139" text:style-name="L3">
        <text:list-item>
          <text:p text:style-name="P42">Fences</text:p>
        </text:list-item>
        <text:list-item>
          <text:p text:style-name="P42">Perimeter intrusion detection and assessment systems (PIDASs)</text:p>
        </text:list-item>
        <text:list-item>
          <text:p text:style-name="P42">Gates</text:p>
        </text:list-item>
        <text:list-item>
          <text:p text:style-name="P42">Bollards</text:p>
        </text:list-item>
      </text:list>
      <text:p text:style-name="P9"/>
      <text:p text:style-name="P17">Fences<text:span text:style-name="T5"> are one of the physical boundaries that provide the most visible and imposing deterrent. Depending on an organization’s needs, the purpose of erecting a fence may vary from stopping casual intruders to providing a formidable barrier to entry. Fences work well at preventing unauthorized individuals from gaining access to specific areas, but they also force individuals who have or want access to move </text:span><text:span text:style-name="T9">to specific chokepoints to enter the facility.</text:span></text:p>
      <text:p text:style-name="P11"/>
      <text:p text:style-name="P18"><text:span text:style-name="T9">I</text:span><text:span text:style-name="T5">n situations where a single fence fails to provide sufficient security, it is possible to layer other protective systems. For example, a </text:span>perimeter intrusion and detection assessment system (PIDAS)<text:span text:style-name="T5"> can be used. This special fencing system works as an intrusion detection system (IDS) in that it has sensors that can detect intruders. Although these systems are expensive, they offer an enhanced level of protection over standard fences. In addition to cost, the downside of these systems is that it is possible that they may produce false positives from environmental factors, such as stray wildlife, high winds, or other natural events.</text:span></text:p>
      <text:p text:style-name="P12"/>
      <text:p text:style-name="P19"><text:span text:style-name="T5">A </text:span>gate<text:span text:style-name="T5"> is a </text:span><text:span text:style-name="T10">chokepoint, or a point where all traffic must enter or exit the facility. All gates are not created equal, however, and if you select the incorrect one, you won’t get proper security. In fact, choosing the wrong gate can even detract from an otherwise effective security measure. A correctly chosen gate provides an effective deterrent and a barrier that will slow down an intruder, whereas an incorrectly chosen gate may not deter anyone but the casual intruder. </text:span><text:span text:style-name="T15">UL (Underwriters Laboratories)</text:span><text:span text:style-name="T10"> Standard number 325 describes gate requirements. Gates are divided into 4 classifications:</text:span></text:p>
      <text:list xml:id="list643888642" text:style-name="L4">
        <text:list-item>
          <text:p text:style-name="P43">residential, or Class 1<text:span text:style-name="T5"> – these gates are ornamental in design and offer little protection from intrusion</text:span></text:p>
        </text:list-item>
        <text:list-item>
          <text:p text:style-name="P43">commercial, or Class 2<text:span text:style-name="T5"> – These gates are of somewhat heavier construction and fall in the range of 3 to 4 feet in height</text:span></text:p>
        </text:list-item>
        <text:list-item>
          <text:p text:style-name="P43">industrial, or Class 3<text:span text:style-name="T5"> – These gates are in the range of 6 to 7 feet in height and are of heavier construction, including chain-link construction</text:span></text:p>
        </text:list-item>
        <text:list-item>
          <text:p text:style-name="P43">restricted access, or Class 4<text:span text:style-name="T5"> – These gates must meet or exceed a height of 8 feet and are of heavier construction – iron bars, concrete, or similar materials. Gates in this category can include enhanced protective measures, including barbed wire.</text:span></text:p>
        </text:list-item>
      </text:list>
      <text:p text:style-name="P13"/>
      <text:p text:style-name="P20">Bollards<text:span text:style-name="T5"> are devices that can take many forms, but the goal is the same: to prevent entry into designated areas by vehicles. </text:span><text:span text:style-name="T11">Bollards can come in many shapes, sizes, and types. Some are permanent, whereas others pop up as needed to block a speeding car from ramming a building, or ram-raiding. </text:span><text:span text:style-name="T16">Ram-raiding</text:span><text:span text:style-name="T11"> is a type of smash-and-grab physical attack in which a heavy vehicle is driven through the windows or doors of a closed shop, usually one selling electronics or jewelry, to quickly rob it.</text:span></text:p>
      <text:p text:style-name="P14"/>
      <text:p text:style-name="P21"><text:span text:style-name="T11">T</text:span><text:span text:style-name="T5">he weakest point of a structure is generally the first to be attacked. This means doors, windows, roof access, fire escapes, delivery access, and even chimneys are targets for attackers. You need strong facility controls and must provide only the minimum amount of access required and require and restrict unauthorized individuals from secure areas. Some ways to achieve these goals are:</text:span></text:p>
      <text:list xml:id="list442970495" text:style-name="L5">
        <text:list-item>
          <text:p text:style-name="P44">doors<text:span text:style-name="T5">, </text:span>mantraps<text:span text:style-name="T5">, and </text:span>turnstiles</text:p>
        </text:list-item>
        <text:list-item>
          <text:p text:style-name="P45">walls<text:span text:style-name="T5">, </text:span>ceilings<text:span text:style-name="T5">, and </text:span>floors</text:p>
        </text:list-item>
        <text:list-item>
          <text:p text:style-name="P45">windows</text:p>
        </text:list-item>
        <text:list-item>
          <text:p text:style-name="P45">guards<text:span text:style-name="T5"> and </text:span>dogs</text:p>
        </text:list-item>
        <text:list-item>
          <text:p text:style-name="P45"><text:soft-page-break/>construction</text:p>
        </text:list-item>
      </text:list>
      <text:p text:style-name="P22"/>
      <text:p text:style-name="P10">A solid-core door should always be used for the protection of a server room or other critical assets. Doors should also have a fire rating assigned to them, which is another item to consider before installing. Doors come in many configurations, including:</text:p>
      <text:list xml:id="list3939023824" text:style-name="L6">
        <text:list-item>
          <text:p text:style-name="P46">industrial doors</text:p>
        </text:list-item>
        <text:list-item>
          <text:p text:style-name="P46">vehicle-access doors</text:p>
        </text:list-item>
        <text:list-item>
          <text:p text:style-name="P46">bulletproof doors</text:p>
        </text:list-item>
        <text:list-item>
          <text:p text:style-name="P46">vault doors</text:p>
        </text:list-item>
      </text:list>
      <text:p text:style-name="P10"/>
      <text:p text:style-name="P23"><text:span text:style-name="T5">A </text:span>mantrap<text:span text:style-name="T5"> is a structure that replaces a normal single door with a phone booth-sized space with a door on each side. When an individual enters the mantrap, there is enough space for only one person at a time, and only one door can be opened at a time. Although mantraps are designed to regulate the flow of traffic in and out of an area, they specifically stop piggybacking, which is the practice </text:span><text:span text:style-name="T12">of one individual actually opening the door to let several enter. Another type of physical control device in common usage is the </text:span><text:span text:style-name="T17">turnstile</text:span><text:span text:style-name="T12">, which is commonly used at sporting events, subways, and amusement parks. Turnstiles can be used to slow the flow of traffic into areas or even ensure that individuals are properly screened and authenticated prior to entering an area. </text:span></text:p>
      <text:p text:style-name="P75"/>
      <text:p text:style-name="P24"><text:span text:style-name="T12">C</text:span><text:span text:style-name="T5">onsider one of the more common mistakes that can be a detriment to security: </text:span>false walls<text:span text:style-name="T5">. They are walls that run from the floor up to the ceiling, but the ceiling isn’t real; it’s only a drop ceiling that has a good amount of space between it and the roof. If asked to perform a physical security assessment of a data center or other type of high-value physical asset, check to see that the wall runs past the drop ceiling. </text:span><text:span text:style-name="T13">Also, tap on the wall gently to see whether it is hollow or of a solid construction.</text:span></text:p>
      <text:p text:style-name="P76"/>
      <text:p text:style-name="P77">For ceilings, the weight-bearing load and fire ratings must be considered. For drop ceilings, the walls should extend above the ceiling, especially in sensitive areas. Any ceiling-mounted air ducts should be small enough to prevent an intruder from crawling through them. The slab of the facility needs to have the proper weight load, fire rating, and drains. When dealing with raised floors, you will want to make sure the flooring is grounded and nonconducting. In areas with raised floors, the walls should extend below the false floor.</text:p>
      <text:p text:style-name="P77"/>
      <text:p text:style-name="P25">Window<text:span text:style-name="T5"> types include the following:</text:span></text:p>
      <text:list xml:id="list2891092177" text:style-name="L7">
        <text:list-item>
          <text:p text:style-name="P47">standard<text:span text:style-name="T5"> – the lowest level of protection. They’re cheap and easily shattered and destroyed.</text:span></text:p>
        </text:list-item>
        <text:list-item>
          <text:p text:style-name="P47">Polycarbonate acrylic<text:span text:style-name="T5"> – much stronger than standard glass, this type of plastic offers superior protection.</text:span></text:p>
        </text:list-item>
        <text:list-item>
          <text:p text:style-name="P47">Wire reinforced<text:span text:style-name="T5"> – adds shatterproof protection and makes it harder for an intruder to break and access.</text:span></text:p>
        </text:list-item>
        <text:list-item>
          <text:p text:style-name="P47">Laminated<text:span text:style-name="T5"> – similar to what is used in an automobile. By adding a laminate between layers of glass, the strength of the glass is increased, and shatter potential is decreased.</text:span></text:p>
        </text:list-item>
        <text:list-item>
          <text:p text:style-name="P47">Solar film<text:span text:style-name="T5"> – provides a moderate level of security and decreases shatter potential.</text:span></text:p>
        </text:list-item>
        <text:list-item>
          <text:p text:style-name="P47">Security film<text:span text:style-name="T5"> – used to increase the strength of the glass in case of breakage or explosion.</text:span></text:p>
        </text:list-item>
      </text:list>
      <text:p text:style-name="P78"/>
      <text:p text:style-name="P26"><text:span text:style-name="T5">Although computerized systems can provide vital security on the physical side, such systems have not reached the level where the human element can be replaced. </text:span>Guards<text:span text:style-name="T5"> add discernment to onsite security. But guards are another example of where “you don’t get something for nothing.” Guards need to be screened before hiring, criminal background checks need to be performed, and sometimes security clearances must be obtained. Guards cost money. However, if a company does not have the money </text:span><text:soft-page-break/><text:span text:style-name="T5">for a guard, there are other options. </text:span>Dogs<text:span text:style-name="T5"> have been used for centuries for perimeter security. Although dogs are loyal, obedient, and steadfast, they are not perfect and might possibly bite or harm the wrong person because they do not have the level of discernment that human beings possess. Because of these factors, dogs are usually restricted to exterior premise control and should be used with caution. </text:span></text:p>
      <text:p text:style-name="P79"/>
      <text:p text:style-name="P27">Construction<text:span text:style-name="T5"> – The security professional is expected in most cases to provide input on the design or construction of a new facility or the functionality of a preexisting facility that the company is considering. When this situation arises, consider the following factors:</text:span></text:p>
      <text:list xml:id="list2560649950" text:style-name="L8">
        <text:list-item>
          <text:p text:style-name="P80">what are the unique physical security concerns of the organization’s operations?</text:p>
        </text:list-item>
        <text:list-item>
          <text:p text:style-name="P80">Do redundancy measures exist (such as backup power or coverage by multiple telecom providers)?</text:p>
        </text:list-item>
        <text:list-item>
          <text:p text:style-name="P80">Is the location particularly vulnerable to vandalism?</text:p>
        </text:list-item>
        <text:list-item>
          <text:p text:style-name="P80">Are there any specific natural/environmental concerns for the specific region in which construction is being considered?</text:p>
        </text:list-item>
        <text:list-item>
          <text:p text:style-name="P80">Is the proposed construction close to military bases, train tracks, hazardous chemical production areas, or other hazards?</text:p>
        </text:list-item>
        <text:list-item>
          <text:p text:style-name="P80">Is the construction planned in high-crime neighborhoods?</text:p>
        </text:list-item>
        <text:list-item>
          <text:p text:style-name="P80">How close is the proposed construction to emergency services, such as the hospital, fire department, and police station?</text:p>
        </text:list-item>
      </text:list>
      <text:p text:style-name="P15"/>
      <text:p text:style-name="P28">Any security plan must address the protection and security of personnel first and foremost<text:span text:style-name="T5">. The security of nonpersonnel assets is secondary. There is a wide assortment of technologies specifically designed to protect not only people but also the organization itself, including the following:</text:span></text:p>
      <text:list xml:id="list2257959305" text:style-name="L9">
        <text:list-item>
          <text:p text:style-name="P81">lighting</text:p>
        </text:list-item>
        <text:list-item>
          <text:p text:style-name="P81">alarms and intrusion detection</text:p>
        </text:list-item>
        <text:list-item>
          <text:p text:style-name="P81">CCTV/remote monitoring</text:p>
        </text:list-item>
      </text:list>
      <text:p text:style-name="P82"/>
      <text:p text:style-name="P29">Lighting<text:span text:style-name="T5"> is perhaps one of the lowest-cost security controls that can be implemented by an organization. Lighting can provide increased security and a welcome sense of well-being to locations such as parking garages and building perimeters. When properly placed, lighting can eliminate shadows and reduce the areas that cameras or guards can’t monitor as well as reduce the places in which an intruder can hide. Some more common types of lights follow:</text:span></text:p>
      <text:list xml:id="list3390596199" text:style-name="L10">
        <text:list-item>
          <text:p text:style-name="P48">continuous<text:span text:style-name="T5"> – fixed lights arranged to flood an area with overlapping cones of light (most common)</text:span></text:p>
        </text:list-item>
        <text:list-item>
          <text:p text:style-name="P48">standby<text:span text:style-name="T5"> – randomly turned on to create an impression of activity</text:span></text:p>
        </text:list-item>
        <text:list-item>
          <text:p text:style-name="P48">movable<text:span text:style-name="T5"> – manually operated movable searchlights; used as needed to augment continuous or standby lighting</text:span></text:p>
        </text:list-item>
        <text:list-item>
          <text:p text:style-name="P48">emergency<text:span text:style-name="T5"> – can duplicate any or all of the previous lights; depends on an alternative power source</text:span></text:p>
        </text:list-item>
      </text:list>
      <text:p text:style-name="P83">Too much lighting can lead to a false sense of security because a company may feel that because all areas are lit, intrusion is unlikely. When placing lighting, avoid any placement that directs the lighting toward the facility and instead direct the lights toward fences, gates, or other areas of concern, such as access points.</text:p>
      <text:p text:style-name="P83"/>
      <text:p text:style-name="P30"><text:span text:style-name="T5">Alarms and </text:span>physical intrusion detection<text:span text:style-name="T5"> systems can also increase physical security. Both of these controls are referred to as detective controls. Detective controls only detect an event, as opposed to preventing it. Alarms typically are used to provide an alert mechanism if a potential intrusion, fire, or dangerous carbon monoxide level has been detected. One common problem with monitored alarm systems is the number of false alarms. This problem is such an issue for first responders that many services levy fines for excessive false alarms. </text:span></text:p>
      <text:p text:style-name="P84"/>
      <text:p text:style-name="P31"><text:span text:style-name="T5">Additional options that can enhance physical intrusion detection include motion, audio, infrared wave pattern, and capacitance detection systems. Of these systems, </text:span><text:soft-page-break/><text:span text:style-name="T5">infrared and motion detection tend to be the most common, but like any system, they have both pros and cons.</text:span></text:p>
      <text:p text:style-name="P85"/>
      <text:p text:style-name="P32"><text:span text:style-name="T5">Another class of controls that can protect personnel and potentially deter crime is </text:span>closed-circuit TV (CCTV)<text:span text:style-name="T5"> and other </text:span>remote monitoring<text:span text:style-name="T5"> technologies. CCTV and remote monitoring usually work in conjunction with guards or other monitoring mechanisms to extend their capacity. They provide the ability to see what’s going on in a location in which a guard is not currently present. When dealing with surveillance devices, it is important to understand factors such as focal length, lens types, depth of field, and illumination requirements. The issue of focal length defines the camera’s effectiveness in viewing objects from a horizontal and vertical view. Short focal lengths provide wider-angle views, whereas longer focal lengths provide narrower views. Many of today’s CCTV systems depend on digital cameras connected to the organization’s network via wired or wireless connections. This type of CCTV monitoring system combines many aspects of physical and technical security.</text:span></text:p>
      <text:p text:style-name="P86"/>
      <text:p text:style-name="P33"><text:span text:style-name="T5">A </text:span>physical access control<text:span text:style-name="T5"> is any mechanism by which an individual can be granted or denied physical access. One of the oldest forms of access control is the mechanical lock.</text:span></text:p>
      <text:p text:style-name="P87"/>
      <text:p text:style-name="P33">Locks<text:span text:style-name="T5">, which come in many types, sizes, and shapes, are an effective means of physical access control. Locks are by far the most widely implemented security control largely because of the wide range of options available as well as the low cost of the devices. Lock types include the following:</text:span></text:p>
      <text:list xml:id="list171882361" text:style-name="L11">
        <text:list-item>
          <text:p text:style-name="P49">mechanical<text:span text:style-name="T5"> – warded and pin and tumbler</text:span></text:p>
        </text:list-item>
        <text:list-item>
          <text:p text:style-name="P49">cipher<text:span text:style-name="T5"> – smart and programmable</text:span></text:p>
        </text:list-item>
      </text:list>
      <text:p text:style-name="P36"><text:span text:style-name="T5">Warded locks</text:span><text:span text:style-name="T19"> are the simplest form of mechanical lock. The design of mechanical locks uses a series of wards that a key must match in order to open the lock. Although it is the cheapest type of mechanical lock, it is also the easiest to pick. </text:span><text:span text:style-name="T5">Pin and Tumbler</text:span><text:span text:style-name="T19"> locks are considered more advanced. These locks contain more parts and are harder to pick than warded locks. More advanced and technically complex than warded or pin and tumbler locks are </text:span><text:span text:style-name="T5">cipher locks</text:span><text:span text:style-name="T19">, which have a keypad of fixed or random numbers that requires a specific combination to open the lock. The grade of lock specifies its level of construction. The 3 basic grades are:</text:span></text:p>
      <text:list xml:id="list2908052887" text:style-name="L12">
        <text:list-item>
          <text:p text:style-name="P91"><text:span text:style-name="T18">grade 1</text:span><text:span text:style-name="T19"> – commercial locks with the highest security</text:span></text:p>
        </text:list-item>
        <text:list-item>
          <text:p text:style-name="P91"><text:span text:style-name="T18">grade 2</text:span><text:span text:style-name="T19"> – light-duty commercial locks or heavy-duty residential locks</text:span></text:p>
        </text:list-item>
        <text:list-item>
          <text:p text:style-name="P91"><text:span text:style-name="T18">grade 3</text:span><text:span text:style-name="T19"> – consumer locks with the weakest designated</text:span></text:p>
        </text:list-item>
      </text:list>
      <text:p text:style-name="P94"/>
      <text:p text:style-name="P94">The basic components used to pick locks follow:</text:p>
      <text:list xml:id="list3729958485" text:style-name="L13">
        <text:list-item>
          <text:p text:style-name="P92"><text:span text:style-name="T18">tension wrenches</text:span><text:span text:style-name="T19"> – like small, angled flathead screwdrivers. They come in various thicknesses and sizes.</text:span></text:p>
        </text:list-item>
        <text:list-item>
          <text:p text:style-name="P92"><text:span text:style-name="T18">Picks</text:span><text:span text:style-name="T19"> – just as the name implies, similar to dentist picks: small, angled, and pointed.</text:span></text:p>
        </text:list-item>
      </text:list>
      <text:p text:style-name="P94"/>
      <text:p text:style-name="P37"><text:span text:style-name="T18">Tokens</text:span><text:span text:style-name="T19"> are available in many types and can range from basic ID cards to more intelligent forms of authentication systems. Tokens used for authentication can make an access decision </text:span><text:span text:style-name="T20">electronically and come in several different configurations, including:</text:span></text:p>
      <text:list xml:id="list694963219" text:style-name="L14">
        <text:list-item>
          <text:p text:style-name="P93"><text:span text:style-name="T18">active electronic</text:span><text:span text:style-name="T19"> – the access card has the ability to transmit electronic data.</text:span></text:p>
        </text:list-item>
        <text:list-item>
          <text:p text:style-name="P93"><text:span text:style-name="T18">Electronic circuit</text:span><text:span text:style-name="T19"> – the access card has an electronic circuit embedded.</text:span></text:p>
        </text:list-item>
        <text:list-item>
          <text:p text:style-name="P93"><text:span text:style-name="T18">Magnetic stripe</text:span><text:span text:style-name="T19"> – the access card has a stripe of magnetic material.</text:span></text:p>
        </text:list-item>
        <text:list-item>
          <text:p text:style-name="P93"><text:span text:style-name="T18">Contactless cards (proximity cards)</text:span><text:span text:style-name="T19"> – the access card communicates with the card reader electronically without requiring physical contact with the reader. Contactless cards do not require the card to be inserted or slid through a reader. These devices function by detecting the proximity of the card to the sensor. An example is the </text:span><text:span text:style-name="T18">RFID</text:span><text:span text:style-name="T19"> chip.</text:span></text:p>
        </text:list-item>
      </text:list>
      <text:p text:style-name="P50"><text:span text:style-name="T19">Another form of authentication control is </text:span><text:span text:style-name="T18">biometrics</text:span><text:span text:style-name="T19">. </text:span><text:span text:style-name="T21">Biometric authentication is based on behavioral or physiological characteristic that is unique to an </text:span><text:soft-page-break/><text:span text:style-name="T21">individual. Biometric authentication systems have gained market share because they are seen as a good replacement for password-based authentication systems. The accuracy of a biometric device is measured by the percentage of type 1 and type 2 errors it produces. Type 1 errors, or false rejections, are reflected by what is known as the </text:span><text:span text:style-name="T25">false rejection rate (FRR)</text:span><text:span text:style-name="T21">. This is a measurement of the percentage of individuals who should have been granted but were not allowed access. A type 2 error, or false acceptance, is reflected by the </text:span><text:span text:style-name="T25">false acceptance rate (FAR)</text:span><text:span text:style-name="T21">, which is a measurement of the percentage of individuals who have gained access but should not have been granted access. Some biometric systems include:</text:span></text:p>
      <text:list xml:id="list4000970994" text:style-name="L15">
        <text:list-item>
          <text:p text:style-name="P51"><text:span text:style-name="T18">finger scan systems</text:span><text:span text:style-name="T19"> – widely used, popular, installed in many new laptops and mobile devices</text:span></text:p>
        </text:list-item>
        <text:list-item>
          <text:p text:style-name="P51"><text:span text:style-name="T18">hand geometry systems</text:span><text:span text:style-name="T19"> – accepted by most users; function by measuring the unique geometry of a user’s fingers and hand to determine an identity</text:span></text:p>
        </text:list-item>
        <text:list-item>
          <text:p text:style-name="P51"><text:span text:style-name="T18">palm scan systems</text:span><text:span text:style-name="T19"> – much like the hand geometry systems except they measure the creases and ridges of a user’s palm for identification</text:span></text:p>
        </text:list-item>
        <text:list-item>
          <text:p text:style-name="P51"><text:span text:style-name="T18">retina pattern systems</text:span><text:span text:style-name="T19"> – very accurate; examine the user’s retina pattern</text:span></text:p>
        </text:list-item>
        <text:list-item>
          <text:p text:style-name="P51"><text:span text:style-name="T18">iris recognition</text:span><text:span text:style-name="T19"> – another eye recognition system that is also very accurate; matches the person’s blood vessels on the back of the eye</text:span></text:p>
        </text:list-item>
        <text:list-item>
          <text:p text:style-name="P51"><text:span text:style-name="T18">voice recognition</text:span><text:span text:style-name="T19"> – determines identity by using voice analysis</text:span></text:p>
        </text:list-item>
        <text:list-item>
          <text:p text:style-name="P51"><text:span text:style-name="T18">keyboard dynamics</text:span><text:span text:style-name="T19"> – analyze the user’s speed and pattern of typing</text:span></text:p>
        </text:list-item>
      </text:list>
      <text:p text:style-name="P52"><text:span text:style-name="T19"/></text:p>
      <text:p text:style-name="P52"><text:span text:style-name="T19">Some common threats include the following:</text:span></text:p>
      <text:list xml:id="list2101391341" text:style-name="L16">
        <text:list-item>
          <text:p text:style-name="P53"><text:span text:style-name="T19">natural, human, and technical threats</text:span></text:p>
        </text:list-item>
        <text:list-item>
          <text:p text:style-name="P53"><text:span text:style-name="T19">physical keystroke loggers and sniffers</text:span></text:p>
        </text:list-item>
        <text:list-item>
          <text:p text:style-name="P53"><text:span text:style-name="T19">wireless interception and rogue access points</text:span></text:p>
        </text:list-item>
      </text:list>
      <text:p text:style-name="P52"><text:span text:style-name="T19"/></text:p>
      <text:p text:style-name="P54"><text:span text:style-name="T19">Human threats include the following:</text:span></text:p>
      <text:list xml:id="list3558449208" text:style-name="L17">
        <text:list-item>
          <text:p text:style-name="P55"><text:span text:style-name="T18">theft</text:span><text:span text:style-name="T19"> – theft of company assets can range from mildly annoying to extremely damaging.</text:span></text:p>
        </text:list-item>
        <text:list-item>
          <text:p text:style-name="P55"><text:span text:style-name="T18">Vandalism</text:span><text:span text:style-name="T19"> – a teenager just having some malicious fun by breaking windows and a hacker who decides to change your company’s web page are both destroying company property.</text:span></text:p>
        </text:list-item>
        <text:list-item>
          <text:p text:style-name="P55"><text:span text:style-name="T18">Destruction</text:span><text:span text:style-name="T19"> – this threat can come from insiders or outsiders. Destruction of physical assets can cost organizations money that was budgeted to be spent on other items.</text:span></text:p>
        </text:list-item>
        <text:list-item>
          <text:p text:style-name="P55"><text:span text:style-name="T18">Terrorism</text:span><text:span text:style-name="T19"> – this form of threat is posed by individuals or groups that wish to prove a point or draw attention to a cause.</text:span></text:p>
        </text:list-item>
        <text:list-item>
          <text:p text:style-name="P55"><text:span text:style-name="T18">Accidental</text:span><text:span text:style-name="T19"> – accidents are bound to happen sooner or later, and their effects can be varied depending on the situation. Damage could range from lost data to attackers having access they shouldn’t have.</text:span></text:p>
        </text:list-item>
      </text:list>
      <text:p text:style-name="P54"><text:span text:style-name="T19"/></text:p>
      <text:p text:style-name="P56"><text:span text:style-name="T19">Hardware </text:span><text:span text:style-name="T18">keystroke loggers</text:span><text:span text:style-name="T19"> are physical devices used to record everything a person types on the keyboard. These devices are usually installed while the user is away from the desk. Keystroke loggers can be used for legal or illegal purposes:</text:span></text:p>
      <text:list xml:id="list2799837284" text:style-name="L18">
        <text:list-item>
          <text:p text:style-name="P88"><text:span text:style-name="T18">monitoring employee productivity and computer activity</text:span></text:p>
        </text:list-item>
        <text:list-item>
          <text:p text:style-name="P88"><text:span text:style-name="T18">law enforcement</text:span></text:p>
        </text:list-item>
        <text:list-item>
          <text:p text:style-name="P88"><text:span text:style-name="T18">illegal spying</text:span></text:p>
        </text:list-item>
      </text:list>
      <text:p text:style-name="P89"><text:span text:style-name="T18">They can be:</text:span></text:p>
      <text:list xml:id="list1999590002" text:style-name="L19">
        <text:list-item>
          <text:p text:style-name="P90"><text:span text:style-name="T18">attached to the keyboard cable, as inline devices</text:span></text:p>
        </text:list-item>
        <text:list-item>
          <text:p text:style-name="P90"><text:span text:style-name="T18">installed inside standard keyboards</text:span></text:p>
        </text:list-item>
        <text:list-item>
          <text:p text:style-name="P90"><text:span text:style-name="T18">installed inside replacement keyboards</text:span></text:p>
        </text:list-item>
        <text:list-item>
          <text:p text:style-name="P90"><text:span text:style-name="T18">installed as software on a system along with other software</text:span></text:p>
        </text:list-item>
      </text:list>
      <text:p text:style-name="P89"><text:span text:style-name="T18"/></text:p>
      <text:p text:style-name="P56"><text:span text:style-name="T18">Sniffing</text:span><text:span text:style-name="T19"> is the basic technique used for a large number of network-based attacks. If attackers can gain access to the network via a physical network connection, they can begin to capture traffic. Sniffing can be passive or active. Passive sniffing relies on a feature of network cards called “promiscuous mode.” When placed in promiscuous mode, a network card passes all packets on the operating system rather than just those unicast or broadcast to the host. Active sniffing, on the other </text:span><text:soft-page-break/><text:span text:style-name="T19">hand, relies on injecting packets into the network, causing traffic that should not be sent to your system to be sent to your system.</text:span></text:p>
      <text:p text:style-name="P56"><text:span text:style-name="T19"/></text:p>
      <text:p text:style-name="P57"><text:span text:style-name="T18">Bluetooth</text:span><text:span text:style-name="T19"> is a short-range communication technology that has been shown to be vulnerable to attack. One such attack is Bluejacking, which allows an individual to send unsolicited messages over Bluetooth to other Bluetooth devices. </text:span><text:span text:style-name="T22">WLANs are vulnerable to attacks as well. These attacks can be categorized into 4 basic categories: eavesdropping, open authentication, rogue access points, and denial of service.</text:span></text:p>
      <text:p text:style-name="P57"><text:span text:style-name="T22"/></text:p>
      <text:p text:style-name="P58"><text:span text:style-name="T19">The concept of </text:span><text:span text:style-name="T18">defense in depth</text:span><text:span text:style-name="T19"> originated from the military and was seen as a way to delay rather than prevent an attack. As an information security tactic, it is based on the concept of layering more than one control to protect assets. These controls can be physical, administrative, or technical in design.</text:span></text:p>
      <text:p text:style-name="P58"><text:span text:style-name="T19"/></text:p>
      <text:p text:style-name="P59"><text:span text:style-name="T19">For the physical facility, a security professional should strive for a minimum of 3 layers of physical defense. The first line of defense is the building perimeter. Barriers placed here should delay and deter attacks. Items at this layer include fences, gates, and bollards. These defenses should not reduce visibility of CCTV and/or guards. Items such as shrubs should be 18-24 inches away from all entry points, and hedges should be cut 6 inches below the level of all windows.</text:span></text:p>
      <text:p text:style-name="P59"><text:span text:style-name="T19"/></text:p>
      <text:p text:style-name="P59"><text:span text:style-name="T19">The 2</text:span><text:span text:style-name="T26">nd</text:span><text:span text:style-name="T19"> layer of defense is the building exterior: roof, walls, floor, doors, and ceiling. Windows are a weak point here. </text:span><text:span text:style-name="T23">Any opening 18 feet or less above the ground should be considered a potential easy access and should be secured if greater than 96 square inches. </text:span></text:p>
      <text:p text:style-name="P59"><text:span text:style-name="T23"/></text:p>
      <text:p text:style-name="P60"><text:span text:style-name="T19">The 3</text:span><text:span text:style-name="T26">rd</text:span><text:span text:style-name="T19"> layer of physical defense is the interior controls: locks, safes, containers, cabinets, interior lighting. It can even include policies and procedures that cover what controls are placed on computers, laptops, </text:span><text:span text:style-name="T24">equipment, and storage media. This third layer of defense is important when you consider items such as the data center or any servers kept onsite. A well-placed data center should not be above the second floor of a facility because a fire might make it inaccessible. Likewise, you wouldn’t want the data center located in the basement, because it might be subject to flooding.</text:span></text:p>
      <text:p text:style-name="P60"><text:span text:style-name="T24"/></text:p>
      <text:p text:style-name="P60"><text:span text:style-name="T24"/></text:p>
      <text:p text:style-name="P61"><text:span text:style-name="T24">1. </text:span><text:span text:style-name="T19">Physical security is less important than logical security.</text:span></text:p>
      <text:list xml:id="list478865953" text:style-name="L20">
        <text:list-item>
          <text:p text:style-name="P62"><text:span text:style-name="T19">True</text:span></text:p>
        </text:list-item>
        <text:list-item>
          <text:p text:style-name="P62"><text:span text:style-name="T19">False</text:span></text:p>
        </text:list-item>
      </text:list>
      <text:p text:style-name="P61"><text:span text:style-name="T19">2. _______ is a common physical control that can be used as both a detective and a reactive tool.</text:span></text:p>
      <text:list xml:id="list819327902" text:style-name="L21">
        <text:list-item>
          <text:p text:style-name="P63"><text:span text:style-name="T19">A fence</text:span></text:p>
        </text:list-item>
        <text:list-item>
          <text:p text:style-name="P63"><text:span text:style-name="T19">an alarm</text:span></text:p>
        </text:list-item>
        <text:list-item>
          <text:p text:style-name="P63"><text:span text:style-name="T19">CCTV</text:span></text:p>
        </text:list-item>
        <text:list-item>
          <text:p text:style-name="P63"><text:span text:style-name="T19">a lock</text:span></text:p>
        </text:list-item>
      </text:list>
      <text:p text:style-name="P61"><text:span text:style-name="T19">3. For a fence to deter a determined intruder, it should be at least ______ feet tall.</text:span></text:p>
      <text:list xml:id="list1707501942" text:style-name="L22">
        <text:list-item>
          <text:p text:style-name="P64"><text:span text:style-name="T19">4</text:span></text:p>
        </text:list-item>
        <text:list-item>
          <text:p text:style-name="P64"><text:span text:style-name="T19">5</text:span></text:p>
        </text:list-item>
        <text:list-item>
          <text:p text:style-name="P64"><text:span text:style-name="T19">8</text:span></text:p>
        </text:list-item>
        <text:list-item>
          <text:p text:style-name="P64"><text:span text:style-name="T19">10</text:span></text:p>
        </text:list-item>
      </text:list>
      <text:p text:style-name="P61"><text:span text:style-name="T19">4. A(n) ________ is used to prevent cars from ramming a building.</text:span></text:p>
      <text:list xml:id="list129291596" text:style-name="L23">
        <text:list-item>
          <text:p text:style-name="P65"><text:span text:style-name="T19">Bollards</text:span></text:p>
        </text:list-item>
      </text:list>
      <text:p text:style-name="P61"><text:span text:style-name="T19">5. Although both guards and dogs are good for physical security, which of the following more commonly applies to dogs?</text:span></text:p>
      <text:list xml:id="list3395437696" text:style-name="L24">
        <text:list-item>
          <text:p text:style-name="P66"><text:span text:style-name="T19">Liability</text:span></text:p>
        </text:list-item>
        <text:list-item>
          <text:p text:style-name="P66"><text:span text:style-name="T19">discernment</text:span></text:p>
        </text:list-item>
        <text:list-item>
          <text:p text:style-name="P66"><text:span text:style-name="T19">dual role</text:span></text:p>
        </text:list-item>
        <text:list-item>
          <text:p text:style-name="P66"><text:soft-page-break/><text:span text:style-name="T19">multifunction</text:span></text:p>
        </text:list-item>
      </text:list>
      <text:p text:style-name="P61"><text:span text:style-name="T19">6. What grade of lock would be appropriate to protect a critical business asset?</text:span></text:p>
      <text:list xml:id="list3513533774" text:style-name="L25">
        <text:list-item>
          <text:p text:style-name="P67"><text:span text:style-name="T19">Grade 4</text:span></text:p>
        </text:list-item>
        <text:list-item>
          <text:p text:style-name="P67"><text:span text:style-name="T19">grade 2</text:span></text:p>
        </text:list-item>
        <text:list-item>
          <text:p text:style-name="P67"><text:span text:style-name="T19">grade 1</text:span></text:p>
        </text:list-item>
        <text:list-item>
          <text:p text:style-name="P67"><text:span text:style-name="T19">grade 3</text:span></text:p>
        </text:list-item>
      </text:list>
      <text:p text:style-name="P61"><text:span text:style-name="T19">7. ________ defines the camera’s effectiveness in viewing objects from a horizontal and vertical view.</text:span></text:p>
      <text:list xml:id="list2260880565" text:style-name="L26">
        <text:list-item>
          <text:p text:style-name="P68"><text:span text:style-name="T19">Granularity</text:span></text:p>
        </text:list-item>
        <text:list-item>
          <text:p text:style-name="P68"><text:span text:style-name="T19">ability to zoom</text:span></text:p>
        </text:list-item>
        <text:list-item>
          <text:p text:style-name="P68"><text:span text:style-name="T19">field of view</text:span></text:p>
        </text:list-item>
        <text:list-item>
          <text:p text:style-name="P68"><text:span text:style-name="T19">focal length</text:span></text:p>
        </text:list-item>
      </text:list>
      <text:p text:style-name="P61"><text:span text:style-name="T19">8. In the field of IT security, the concept of defense in depth is layering more than one control on another.</text:span></text:p>
      <text:list xml:id="list3355062067" text:style-name="L27">
        <text:list-item>
          <text:p text:style-name="P69"><text:span text:style-name="T19">True</text:span></text:p>
        </text:list-item>
        <text:list-item>
          <text:p text:style-name="P69"><text:span text:style-name="T19">False</text:span></text:p>
        </text:list-item>
      </text:list>
      <text:p text:style-name="P61"><text:span text:style-name="T19">9. _______ is an intrusion detection system used excessively in conjunction with fences.</text:span></text:p>
      <text:list xml:id="list3444554371" text:style-name="L28">
        <text:list-item>
          <text:p text:style-name="P70"><text:span text:style-name="T19">Infrared wave patter</text:span></text:p>
        </text:list-item>
        <text:list-item>
          <text:p text:style-name="P70"><text:span text:style-name="T19">motion detector</text:span></text:p>
        </text:list-item>
        <text:list-item>
          <text:p text:style-name="P70"><text:span text:style-name="T19">RFID</text:span></text:p>
        </text:list-item>
        <text:list-item>
          <text:p text:style-name="P70"><text:span text:style-name="T19">PIDAS</text:span></text:p>
        </text:list-item>
      </text:list>
      <text:p text:style-name="P61"><text:span text:style-name="T19">10. A type 2 error is also known as what?</text:span></text:p>
      <text:list xml:id="list3487072781" text:style-name="L29">
        <text:list-item>
          <text:p text:style-name="P71"><text:span text:style-name="T19">False rejection rate</text:span></text:p>
        </text:list-item>
        <text:list-item>
          <text:p text:style-name="P71"><text:span text:style-name="T19">failure rate</text:span></text:p>
        </text:list-item>
        <text:list-item>
          <text:p text:style-name="P71"><text:span text:style-name="T19">crossover error rate</text:span></text:p>
        </text:list-item>
        <text:list-item>
          <text:p text:style-name="P71"><text:span text:style-name="T19">false acceptance rate</text:span></text:p>
        </text:list-item>
      </text:list>
      <text:p text:style-name="P61"><text:span text:style-name="T19">11. Which type of biometric system is frequently found on laptops?</text:span></text:p>
      <text:list xml:id="list3848359666" text:style-name="L30">
        <text:list-item>
          <text:p text:style-name="P72"><text:span text:style-name="T19">Retina</text:span></text:p>
        </text:list-item>
        <text:list-item>
          <text:p text:style-name="P72"><text:span text:style-name="T19">fingerprint</text:span></text:p>
        </text:list-item>
        <text:list-item>
          <text:p text:style-name="P72"><text:span text:style-name="T19">iris</text:span></text:p>
        </text:list-item>
        <text:list-item>
          <text:p text:style-name="P72"><text:span text:style-name="T19">voice recognition</text:span></text:p>
        </text:list-item>
      </text:list>
      <text:p text:style-name="P61"><text:span text:style-name="T19">12. What do lock pick sets typically contain, at a minimum?</text:span></text:p>
      <text:list xml:id="list1298959309" text:style-name="L31">
        <text:list-item>
          <text:p text:style-name="P73"><text:span text:style-name="T19">Tension wrenches and drivers</text:span></text:p>
        </text:list-item>
        <text:list-item>
          <text:p text:style-name="P73"><text:span text:style-name="T19">a pick</text:span></text:p>
        </text:list-item>
        <text:list-item>
          <text:p text:style-name="P73"><text:span text:style-name="T19">a pick and a driver</text:span></text:p>
        </text:list-item>
        <text:list-item>
          <text:p text:style-name="P73"><text:span text:style-name="T19">a pick and a tension wrenches</text:span></text:p>
        </text:list-item>
      </text:list>
      <text:p text:style-name="P61"><text:span text:style-name="T19">13. During an assessment, you discovered that the target company was using a fax machine. Which of the following is the least important?</text:span></text:p>
      <text:list xml:id="list4091804635" text:style-name="L32">
        <text:list-item>
          <text:p text:style-name="P74"><text:span text:style-name="T19">The phone number is publicly available</text:span></text:p>
        </text:list-item>
        <text:list-item>
          <text:p text:style-name="P74"><text:span text:style-name="T19">the fax machine is in an open, unsecured area</text:span></text:p>
        </text:list-item>
        <text:list-item>
          <text:p text:style-name="P74"><text:span text:style-name="T19">faxes frequently sit in the printer tray</text:span></text:p>
        </text:list-item>
        <text:list-item>
          <text:p text:style-name="P74"><text:span text:style-name="T19">the fax machine uses a ribb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15T23:27:15.012851746</dc:date>
    <meta:editing-duration>PT5H13M25S</meta:editing-duration>
    <meta:editing-cycles>48</meta:editing-cycles>
    <meta:generator>LibreOffice/6.0.7.3$Linux_X86_64 LibreOffice_project/00m0$Build-3</meta:generator>
    <meta:document-statistic meta:table-count="0" meta:image-count="0" meta:object-count="0" meta:page-count="8" meta:paragraph-count="178" meta:word-count="4137" meta:character-count="25070" meta:non-whitespace-character-count="21186"/>
  </office:meta>
</office:document-meta>
</file>